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ropertyIterator.ServerPropertyIterator( PropertyIterator iterator , RemoteAdapterFactory factory , int max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PropertyIterator.getRemo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